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28135596932.png" manifest:media-type="image/png"/>
  <manifest:file-entry manifest:full-path="Pictures/100000010000077A00000354D185EB7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a2584" officeooo:paragraph-rsid="001a2584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a2584" officeooo:paragraph-rsid="001a2584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1209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09in" fo:margin-left="1.5in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dictive Analysis</text:p>
      <text:p text:style-name="P2"><draw:frame draw:style-name="fr1" draw:name="Image1" text:anchor-type="as-char" svg:width="6.6929in" svg:height="2.9791in" draw:z-index="0"><draw:image xlink:href="Pictures/100000010000077A00000354D185EB74.png" xlink:type="simple" xlink:show="embed" xlink:actuate="onLoad" draw:mime-type="image/png"/></draw:frame></text:p>
      <text:p text:style-name="P2"><draw:frame draw:style-name="fr1" draw:name="Image2" text:anchor-type="as-char" svg:width="6.6929in" svg:height="2.2339in" draw:z-index="1"><draw:image xlink:href="Pictures/1000000100000780000002813559693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3T15:16:34.298697309</meta:creation-date>
    <dc:date>2024-08-23T15:46:15.683742154</dc:date>
    <meta:editing-duration>PT19M30S</meta:editing-duration>
    <meta:editing-cycles>1</meta:editing-cycles>
    <meta:document-statistic meta:table-count="0" meta:image-count="2" meta:object-count="0" meta:page-count="1" meta:paragraph-count="3" meta:word-count="3" meta:character-count="21" meta:non-whitespace-character-count="20"/>
    <meta:generator>LibreOffice/24.2.5.2$Linux_X86_64 LibreOffice_project/d6e8b0f3fc6e8af2b00cf4969fd0d2fa45b9a62e</meta:generator>
  </office:meta>
</office:document-meta>
</file>